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1.764cm" svg:stroke-color="#ff8000" draw:marker-start-width="2.846cm" draw:marker-end-width="2.846cm" draw:fill="solid" draw:fill-color="#ffffd7" draw:textarea-horizontal-align="justify" draw:textarea-vertical-align="middle" draw:auto-grow-height="false" fo:min-height="77.386cm" fo:min-width="68.336cm" fo:padding-top="1.007cm" fo:padding-bottom="1.007cm" fo:padding-left="1.132cm" fo:padding-right="1.132cm"/>
    </style:style>
    <style:style style:name="gr2" style:family="graphic" style:parent-style-name="objectwithoutfill">
      <style:graphic-properties draw:stroke="solid" svg:stroke-width="1.94cm" svg:stroke-color="#ffffd7" draw:marker-start-width="3.11cm" draw:marker-end-width="3.11cm" svg:stroke-linecap="round" draw:fill="none" draw:textarea-vertical-align="middle" fo:padding-top="1.095cm" fo:padding-bottom="1.095cm" fo:padding-left="1.22cm" fo:padding-right="1.22cm"/>
    </style:style>
    <style:style style:name="gr3" style:family="graphic" style:parent-style-name="standard">
      <style:graphic-properties draw:stroke="none" svg:stroke-color="#000000" draw:fill="none" draw:fill-color="#ffffff" fo:min-height="3.786cm" draw:shadow="hidden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6.25cm" draw:shadow="hidden"/>
      <style:paragraph-properties style:writing-mode="lr-tb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8.016cm" fo:min-width="1.34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9.86cm" draw:shadow="hidden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" fo:font-size="96pt" style:font-size-asian="96pt" style:font-size-complex="96pt"/>
    </style:style>
    <style:style style:name="P4" style:family="paragraph"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-color="#000000"/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style:font-name="Arial Black" fo:font-size="200pt" style:font-size-asian="200pt" style:font-size-complex="200pt"/>
    </style:style>
    <style:style style:name="T1" style:family="text">
      <style:text-properties style:font-name="Arial" fo:font-size="96pt" style:font-size-asian="96pt" style:font-size-complex="96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style:font-name="Arial Black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0.6cm" svg:height="79.4cm" svg:x="5cm" svg:y="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cm" svg:y1="21.4cm" svg:x2="5cm" svg:y2="5cm">
          <text:p/>
        </draw:line>
        <draw:frame draw:style-name="gr3" draw:text-style-name="P3" draw:layer="layout" svg:width="16cm" svg:height="4.036cm" svg:x="6.626cm" svg:y="49.316cm">
          <draw:text-box>
            <text:p><text:span text:style-name="T1">630 cm</text:span></text:p>
          </draw:text-box>
        </draw:frame>
        <draw:frame draw:style-name="gr4" draw:text-style-name="P3" draw:layer="layout" svg:width="16cm" svg:height="6.5cm" svg:x="33.5cm" svg:y="0.5cm">
          <draw:text-box>
            <text:p><text:span text:style-name="T1">706 cm</text:span></text:p>
          </draw:text-box>
        </draw:frame>
        <draw:frame draw:style-name="gr4" draw:text-style-name="P3" draw:layer="layout" svg:width="16cm" svg:height="6.5cm" svg:x="78.25cm" svg:y="47.75cm">
          <draw:text-box>
            <text:p><text:span text:style-name="T1">181 cm</text:span></text:p>
          </draw:text-box>
        </draw:frame>
        <draw:line draw:style-name="gr2" draw:text-style-name="P2" draw:layer="layout" svg:x1="75.6cm" svg:y1="60.2cm" svg:x2="75.6cm" svg:y2="42.1cm">
          <text:p/>
        </draw:line>
        <draw:frame draw:style-name="gr4" draw:text-style-name="P3" draw:layer="layout" svg:width="16cm" svg:height="6.5cm" svg:x="78.75cm" svg:y="69.25cm">
          <draw:text-box>
            <text:p><text:span text:style-name="T1">242 cm</text:span></text:p>
          </draw:text-box>
        </draw:frame>
        <draw:custom-shape draw:style-name="gr5" draw:text-style-name="P5" draw:layer="layout" svg:width="6cm" svg:height="10.181cm" svg:x="90.322cm" svg:y="86.819cm">
          <text:p text:style-name="P4"><text:span text:style-name="T2">N</text:span></text:p>
          <draw:enhanced-geometry svg:viewBox="0 0 21600 21600" draw:mirror-horizontal="false" draw:mirror-vertical="false" draw:text-areas="?f0 ?f7 ?f2 21600" draw:type="up-arrow" draw:modifiers="13224.7495580436 7479.553407765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draw:layer="layout" svg:width="16cm" svg:height="6.5cm" svg:x="77cm" svg:y="17cm">
          <draw:text-box>
            <text:p><text:span text:style-name="T1">371 cm</text:span></text:p>
          </draw:text-box>
        </draw:frame>
        <draw:frame draw:style-name="gr4" draw:text-style-name="P3" draw:layer="layout" svg:width="16cm" svg:height="6.5cm" svg:x="7.25cm" svg:y="11.5cm">
          <draw:text-box>
            <text:p><text:span text:style-name="T1">164 cm</text:span></text:p>
          </draw:text-box>
        </draw:frame>
        <draw:frame draw:style-name="gr6" draw:text-style-name="P6" draw:layer="layout" svg:width="32.75cm" svg:height="30.11cm" svg:x="27.75cm" svg:y="32.39cm">
          <draw:text-box>
            <text:p><text:span text:style-name="T3">706 x</text:span></text:p>
            <text:p><text:span text:style-name="T3">794 c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16:38:57.906000000</meta:creation-date>
    <dc:date>2021-04-18T15:02:01.354000000</dc:date>
    <meta:editing-duration>PT1H7M8S</meta:editing-duration>
    <meta:editing-cycles>39</meta:editing-cycles>
    <meta:generator>LibreOffice/7.0.4.2$Windows_X86_64 LibreOffice_project/dcf040e67528d9187c66b2379df5ea4407429775</meta:generator>
    <meta:document-statistic meta:object-count="11"/>
  </office:meta>
</office:document-meta>
</file>